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4: Оптимизация и безопасность на WooCommerce</text:h>
      <text:h text:style-name="P14" text:outline-level="4">4.1 Оптимизация производительности</text:h>
      <text:p text:style-name="P1"><text:span text:style-name="Strong_20_Emphasis">Кеширование и оптимизация изображений:</text:span></text:p>
      <text:list xml:id="list1245570638871081356" text:style-name="L1">
        <text:list-item>
          <text:p text:style-name="P8">Использование кэширования для ускорения загрузки страниц</text:p>
        </text:list-item>
        <text:list-item>
          <text:p text:style-name="P2">Оптимизация изображений: сжатие, форматы, lazy loading</text:p>
        </text:list-item>
      </text:list>
      <text:p text:style-name="P1"><text:span text:style-name="Strong_20_Emphasis">Улучшение скорости загрузки страниц:</text:span></text:p>
      <text:list xml:id="list4078271910925316733" text:style-name="L2">
        <text:list-item>
          <text:p text:style-name="P9">Оптимизация кода и запросов к базе данных</text:p>
        </text:list-item>
        <text:list-item>
          <text:p text:style-name="P9">Минимизация и объединение файлов CSS и JavaScript</text:p>
        </text:list-item>
        <text:list-item>
          <text:p text:style-name="P3">Использование CDN для распределения контента</text:p>
        </text:list-item>
      </text:list>
      <text:p text:style-name="P1"><text:span text:style-name="Strong_20_Emphasis">Оптимизация базы данных:</text:span></text:p>
      <text:list xml:id="list1413555034870492407" text:style-name="L3">
        <text:list-item>
          <text:p text:style-name="P10">Удаление неиспользуемых данных и резервные копии</text:p>
        </text:list-item>
        <text:list-item>
          <text:p text:style-name="P4">Использование инструментов для оптимизации SQL-запросов</text:p>
        </text:list-item>
      </text:list>
      <text:h text:style-name="P14" text:outline-level="4">4.2 Безопасность и защита</text:h>
      <text:p text:style-name="P1"><text:span text:style-name="Strong_20_Emphasis">Основные принципы безопасности WordPress и WooCommerce:</text:span></text:p>
      <text:list xml:id="list193676032252999789" text:style-name="L4">
        <text:list-item>
          <text:p text:style-name="P11">Обновление системы и плагинов</text:p>
        </text:list-item>
        <text:list-item>
          <text:p text:style-name="P11">Использование надежных паролей и двухфакторной аутентификации</text:p>
        </text:list-item>
        <text:list-item>
          <text:p text:style-name="P5">Ограничение доступа к админ-панели и файлам</text:p>
        </text:list-item>
      </text:list>
      <text:p text:style-name="P1"><text:span text:style-name="Strong_20_Emphasis">Использование SSL и других мер защиты:</text:span></text:p>
      <text:list xml:id="list2209728347819196156" text:style-name="L5">
        <text:list-item>
          <text:p text:style-name="P12">Установка и настройка SSL-сертификата для защиты данных передачи</text:p>
        </text:list-item>
        <text:list-item>
          <text:p text:style-name="P6">Фильтрация и валидация вводимых данных для предотвращения атак XSS и SQL-инъекций</text:p>
        </text:list-item>
      </text:list>
      <text:p text:style-name="P1"><text:span text:style-name="Strong_20_Emphasis">Резервное копирование данных и восстановление:</text:span></text:p>
      <text:list xml:id="list7251692486954637381" text:style-name="L6">
        <text:list-item>
          <text:p text:style-name="P13">Создание регулярных резервных копий базы данных и файлов сайта</text:p>
        </text:list-item>
        <text:list-item>
          <text:p text:style-name="P7">Тестирование процедур восстановления из резервных копий</text:p>
        </text:list-item>
      </text:list>
      <text:p text:style-name="P1">Эти аспекты помогут разработчику создать безопасный и производительный интернет-магазин на базе WooCommerce. Дополнительно можно изучить методы защиты от DDoS-атак, мониторинг безопасности и автоматизацию процессов обновления для поддержания безопасности и производительности сайта на высоком уровн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3:19:37.20</dc:date>
    <meta:document-statistic meta:table-count="0" meta:image-count="0" meta:object-count="0" meta:page-count="1" meta:paragraph-count="24" meta:word-count="182" meta:character-count="1402"/>
    <dc:creator>Dima Wide</dc:creator>
    <meta:user-defined meta:name="Info 1"/>
    <meta:user-defined meta:name="Info 2"/>
    <meta:user-defined meta:name="Info 3"/>
    <meta:user-defined meta:name="Info 4"/>
  </office:meta>
</office:document-meta>
</file>